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9823008849558cm"/>
    </style:style>
    <style:style style:name="ro1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c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18" table:style-name="ce1">
            <text:p>3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599999999999996" table:style-name="ce1">
            <text:p>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96" table:style-name="ce1">
            <text:p>3.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1" table:style-name="ce1">
            <text:p>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6" table:style-name="ce1">
            <text:p>6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.87" table:style-name="ce1">
            <text:p>7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0599999999999996" table:style-name="ce1">
            <text:p>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82" table:style-name="ce1">
            <text:p>5.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.6" table:style-name="ce1">
            <text:p>3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08" table:style-name="ce1">
            <text:p>9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3600000000000003" table:style-name="ce1">
            <text:p>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25" table:style-name="ce1">
            <text:p>51.2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04" table:style-name="ce1">
            <text:p>41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2.41" table:style-name="ce1">
            <text:p>5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3.71" table:style-name="ce1">
            <text:p>83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619999999999997" table:style-name="ce1">
            <text:p>3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69" table:style-name="ce1">
            <text:p>6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5.66" table:style-name="ce1">
            <text:p>5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5.94" table:style-name="ce1">
            <text:p>55.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9.04" table:style-name="ce1">
            <text:p>89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4.400000000000006" table:style-name="ce1">
            <text:p>64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0.53" table:style-name="ce1">
            <text:p>60.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88" table:style-name="ce1">
            <text:p>2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1.65" table:style-name="ce1">
            <text:p>121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92" table:style-name="ce1">
            <text:p>88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1.52" table:style-name="ce1">
            <text:p>221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340" table:style-name="ce1">
            <text:p>3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9.85" table:style-name="ce1">
            <text:p>539.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65.22" table:style-name="ce1">
            <text:p>106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64" table:style-name="ce1">
            <text:p>3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20.54" table:style-name="ce1">
            <text:p>22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61.57" table:style-name="ce1">
            <text:p>161.5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8.29" table:style-name="ce1">
            <text:p>198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63.3" table:style-name="ce1">
            <text:p>76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00000000000001" table:style-name="ce1">
            <text:p>19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7.399999999999999" table:style-name="ce1">
            <text:p>17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2.32" table:style-name="ce1">
            <text:p>12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35.51" table:style-name="ce1">
            <text:p>135.5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13.3" table:style-name="ce1">
            <text:p>113.3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c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599999999999996" table:style-name="ce1">
            <text:p>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6" table:style-name="ce1">
            <text:p>3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1" table:style-name="ce1">
            <text:p>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6" table:style-name="ce1">
            <text:p>6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91" table:style-name="ce1">
            <text:p>3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0599999999999996" table:style-name="ce1">
            <text:p>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68" table:style-name="ce1">
            <text:p>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24" table:style-name="ce1">
            <text:p>3.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08" table:style-name="ce1">
            <text:p>9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3600000000000003" table:style-name="ce1">
            <text:p>4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65" table:style-name="ce1">
            <text:p>2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44" table:style-name="ce1">
            <text:p>1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2.41" table:style-name="ce1">
            <text:p>5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6.11" table:style-name="ce1">
            <text:p>56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619999999999997" table:style-name="ce1">
            <text:p>3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8.06" table:style-name="ce1">
            <text:p>28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18" table:style-name="ce1">
            <text:p>29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9.04" table:style-name="ce1">
            <text:p>89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4.400000000000006" table:style-name="ce1">
            <text:p>64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7.01" table:style-name="ce1">
            <text:p>37.0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62" table:style-name="ce1">
            <text:p>1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44" table:style-name="ce1">
            <text:p>1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2.89" table:style-name="ce1">
            <text:p>112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92" table:style-name="ce1">
            <text:p>88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70.76" table:style-name="ce1">
            <text:p>170.7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05.09" table:style-name="ce1">
            <text:p>405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65.22" table:style-name="ce1">
            <text:p>106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64" table:style-name="ce1">
            <text:p>3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3.98" table:style-name="ce1">
            <text:p>203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20.05" table:style-name="ce1">
            <text:p>120.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44.29" table:style-name="ce1">
            <text:p>144.2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63.3" table:style-name="ce1">
            <text:p>76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00000000000001" table:style-name="ce1">
            <text:p>19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7.399999999999999" table:style-name="ce1">
            <text:p>17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9.1999999999999993" table:style-name="ce1">
            <text:p>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8.95" table:style-name="ce1">
            <text:p>118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96.73" table:style-name="ce1">
            <text:p>96.73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c3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599999999999996" table:style-name="ce1">
            <text:p>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1" table:style-name="ce1">
            <text:p>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6" table:style-name="ce1">
            <text:p>6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91" table:style-name="ce1">
            <text:p>3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0599999999999996" table:style-name="ce1">
            <text:p>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68" table:style-name="ce1">
            <text:p>1.6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08" table:style-name="ce1">
            <text:p>9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.92" table:style-name="ce1">
            <text:p>2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65" table:style-name="ce1">
            <text:p>2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44" table:style-name="ce1">
            <text:p>1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2.41" table:style-name="ce1">
            <text:p>5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6.11" table:style-name="ce1">
            <text:p>56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619999999999997" table:style-name="ce1">
            <text:p>3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8.06" table:style-name="ce1">
            <text:p>28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18" table:style-name="ce1">
            <text:p>29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9.04" table:style-name="ce1">
            <text:p>89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4.400000000000006" table:style-name="ce1">
            <text:p>64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3.73" table:style-name="ce1">
            <text:p>13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4.32" table:style-name="ce1">
            <text:p>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2.89" table:style-name="ce1">
            <text:p>112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92" table:style-name="ce1">
            <text:p>88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7.92" table:style-name="ce1">
            <text:p>12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05.09" table:style-name="ce1">
            <text:p>405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65.22" table:style-name="ce1">
            <text:p>106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64" table:style-name="ce1">
            <text:p>3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3.98" table:style-name="ce1">
            <text:p>203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2.37" table:style-name="ce1">
            <text:p>82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01.09" table:style-name="ce1">
            <text:p>10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63.3" table:style-name="ce1">
            <text:p>76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00000000000001" table:style-name="ce1">
            <text:p>19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7.399999999999999" table:style-name="ce1">
            <text:p>17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9.1999999999999993" table:style-name="ce1">
            <text:p>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8.95" table:style-name="ce1">
            <text:p>118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96.73" table:style-name="ce1">
            <text:p>96.73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  <table:table table:name="nc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li</text:p>
          </table:table-cell>
          <table:table-cell office:value-type="string" table:style-name="ce2">
            <text:p>wi</text:p>
          </table:table-cell>
          <table:table-cell office:value-type="string" table:style-name="ce2">
            <text:p>d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P</text:p>
          </table:table-cell>
          <table:table-cell office:value-type="string" table:style-name="ce2">
            <text:p>Wj</text:p>
          </table:table-cell>
          <table:table-cell office:value-type="string" table:style-name="ce2">
            <text:p>Lj</text:p>
          </table:table-cell>
          <table:table-cell office:value-type="string" table:style-name="ce2">
            <text:p>lef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0" table:style-name="ce1">
            <text:p>7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.98" table:style-name="ce1">
            <text:p>1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.5599999999999996" table:style-name="ce1">
            <text:p>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60" table:style-name="ce1">
            <text:p>56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72" table:style-name="ce1">
            <text:p>0.7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840" table:style-name="ce1">
            <text:p>84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.08" table:style-name="ce1">
            <text:p>1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50" table:style-name="ce1">
            <text:p>55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81" table:style-name="ce1">
            <text:p>0.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600" table:style-name="ce1">
            <text:p>600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.36" table:style-name="ce1">
            <text:p>0.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30" table:style-name="ce1">
            <text:p>63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.26" table:style-name="ce1">
            <text:p>6.2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740" table:style-name="ce1">
            <text:p>740</text:p>
          </table:table-cell>
          <table:table-cell office:value-type="float" office:value="120" table:style-name="ce1">
            <text:p>1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83" table:style-name="ce1">
            <text:p>2.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20" table:style-name="ce1">
            <text:p>42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3.91" table:style-name="ce1">
            <text:p>3.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160" table:style-name="ce1">
            <text:p>1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.0599999999999996" table:style-name="ce1">
            <text:p>5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50" table:style-name="ce1">
            <text:p>25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7" table:style-name="ce1">
            <text:p>2.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140" table:style-name="ce1">
            <text:p>2140</text:p>
          </table:table-cell>
          <table:table-cell office:value-type="float" office:value="230" table:style-name="ce1">
            <text:p>23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20" table:style-name="ce1">
            <text:p>1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28" table:style-name="ce1">
            <text:p>5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140" table:style-name="ce1">
            <text:p>2140</text:p>
          </table:table-cell>
          <table:table-cell office:value-type="float" office:value="290" table:style-name="ce1">
            <text:p>29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9.64" table:style-name="ce1">
            <text:p>59.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1.44" table:style-name="ce1">
            <text:p>1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900" table:style-name="ce1">
            <text:p>1900</text:p>
          </table:table-cell>
          <table:table-cell office:value-type="float" office:value="300" table:style-name="ce1">
            <text:p>3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960" table:style-name="ce1">
            <text:p>96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.52" table:style-name="ce1">
            <text:p>2.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300" table:style-name="ce1">
            <text:p>2300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34" table:style-name="ce1">
            <text:p>2.3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60" table:style-name="ce1">
            <text:p>66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.88" table:style-name="ce1">
            <text:p>2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.4" table:style-name="ce1">
            <text:p>2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60" table:style-name="ce1">
            <text:p>1060</text:p>
          </table:table-cell>
          <table:table-cell office:value-type="float" office:value="310" table:style-name="ce1">
            <text:p>31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.08" table:style-name="ce1">
            <text:p>9.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60" table:style-name="ce1">
            <text:p>3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2.92" table:style-name="ce1">
            <text:p>2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260" table:style-name="ce1">
            <text:p>1260</text:p>
          </table:table-cell>
          <table:table-cell office:value-type="float" office:value="310" table:style-name="ce1">
            <text:p>31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.65" table:style-name="ce1">
            <text:p>20.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40" table:style-name="ce1">
            <text:p>3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28" table:style-name="ce1">
            <text:p>20.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040" table:style-name="ce1">
            <text:p>1040</text:p>
          </table:table-cell>
          <table:table-cell office:value-type="float" office:value="310" table:style-name="ce1">
            <text:p>31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94.56" table:style-name="ce1">
            <text:p>94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040" table:style-name="ce1">
            <text:p>1040</text:p>
          </table:table-cell>
          <table:table-cell office:value-type="float" office:value="380" table:style-name="ce1">
            <text:p>3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0.88" table:style-name="ce1">
            <text:p>50.8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260" table:style-name="ce1">
            <text:p>1260</text:p>
          </table:table-cell>
          <table:table-cell office:value-type="float" office:value="400" table:style-name="ce1">
            <text:p>400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0.44" table:style-name="ce1">
            <text:p>10.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70" table:style-name="ce1">
            <text:p>47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2.41" table:style-name="ce1">
            <text:p>52.4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510" table:style-name="ce1">
            <text:p>510</text:p>
          </table:table-cell>
          <table:table-cell office:value-type="float" office:value="410" table:style-name="ce1">
            <text:p>4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56.11" table:style-name="ce1">
            <text:p>56.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70" table:style-name="ce1">
            <text:p>47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5.8" table:style-name="ce1">
            <text:p>15.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040" table:style-name="ce1">
            <text:p>1040</text:p>
          </table:table-cell>
          <table:table-cell office:value-type="float" office:value="460" table:style-name="ce1">
            <text:p>46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3.15" table:style-name="ce1">
            <text:p>53.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.619999999999997" table:style-name="ce1">
            <text:p>33.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51.84" table:style-name="ce1">
            <text:p>51.8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040" table:style-name="ce1">
            <text:p>1040</text:p>
          </table:table-cell>
          <table:table-cell office:value-type="float" office:value="510" table:style-name="ce1">
            <text:p>51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41.71" table:style-name="ce1">
            <text:p>41.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8.06" table:style-name="ce1">
            <text:p>28.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9.18" table:style-name="ce1">
            <text:p>29.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100" table:style-name="ce1">
            <text:p>1100</text:p>
          </table:table-cell>
          <table:table-cell office:value-type="float" office:value="510" table:style-name="ce1">
            <text:p>51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9.04" table:style-name="ce1">
            <text:p>89.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100" table:style-name="ce1">
            <text:p>1100</text:p>
          </table:table-cell>
          <table:table-cell office:value-type="float" office:value="550" table:style-name="ce1">
            <text:p>550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140" table:style-name="ce1">
            <text:p>14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64.400000000000006" table:style-name="ce1">
            <text:p>64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0.420000000000002" table:style-name="ce1">
            <text:p>20.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600" table:style-name="ce1">
            <text:p>600</text:p>
          </table:table-cell>
          <table:table-cell office:value-type="float" office:value="560" table:style-name="ce1">
            <text:p>56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.56" table:style-name="ce1">
            <text:p>10.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840" table:style-name="ce1">
            <text:p>840</text:p>
          </table:table-cell>
          <table:table-cell office:value-type="float" office:value="580" table:style-name="ce1">
            <text:p>58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3.73" table:style-name="ce1">
            <text:p>13.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600" table:style-name="ce1">
            <text:p>600</text:p>
          </table:table-cell>
          <table:table-cell office:value-type="float" office:value="590" table:style-name="ce1">
            <text:p>59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0.54" table:style-name="ce1">
            <text:p>0.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840" table:style-name="ce1">
            <text:p>840</text:p>
          </table:table-cell>
          <table:table-cell office:value-type="float" office:value="600" table:style-name="ce1">
            <text:p>60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4.32" table:style-name="ce1">
            <text:p>4.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740" table:style-name="ce1">
            <text:p>740</text:p>
          </table:table-cell>
          <table:table-cell office:value-type="float" office:value="670" table:style-name="ce1">
            <text:p>67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2.89" table:style-name="ce1">
            <text:p>112.8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540" table:style-name="ce1">
            <text:p>5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88.92" table:style-name="ce1">
            <text:p>88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840" table:style-name="ce1">
            <text:p>840</text:p>
          </table:table-cell>
          <table:table-cell office:value-type="float" office:value="700" table:style-name="ce1">
            <text:p>700</text:p>
          </table:table-cell>
          <table:table-cell office:value-type="float" office:value="260" table:style-name="ce1">
            <text:p>260</text:p>
          </table:table-cell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27.92" table:style-name="ce1">
            <text:p>127.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910" table:style-name="ce1">
            <text:p>91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405.09" table:style-name="ce1">
            <text:p>405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850" table:style-name="ce1">
            <text:p>1850</text:p>
          </table:table-cell>
          <table:table-cell office:value-type="float" office:value="710" table:style-name="ce1">
            <text:p>71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065.22" table:style-name="ce1">
            <text:p>1065.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0" table:style-name="ce1">
            <text:p>2000</text:p>
          </table:table-cell>
          <table:table-cell office:value-type="float" office:value="740" table:style-name="ce1">
            <text:p>74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64" table:style-name="ce1">
            <text:p>3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203.98" table:style-name="ce1">
            <text:p>203.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110" table:style-name="ce1">
            <text:p>110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82.37" table:style-name="ce1">
            <text:p>82.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89.87" table:style-name="ce1">
            <text:p>289.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2" table:style-name="ce1">
            <text:p>2</text:p>
          </table:table-cell>
          <table:table-cell office:value-type="float" office:value="135" table:style-name="ce1">
            <text:p>135</text:p>
          </table:table-cell>
          <table:table-cell office:value-type="float" office:value="1200" table:style-name="ce1">
            <text:p>1200</text:p>
          </table:table-cell>
          <table:table-cell office:value-type="float" office:value="1800" table:style-name="ce1">
            <text:p>1800</text:p>
          </table:table-cell>
          <table:table-cell office:value-type="float" office:value="101.09" table:style-name="ce1">
            <text:p>101.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1860" table:style-name="ce1">
            <text:p>186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55.75" table:style-name="ce1">
            <text:p>355.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220" table:style-name="ce1">
            <text:p>2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273.5" table:style-name="ce1">
            <text:p>273.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1860" table:style-name="ce1">
            <text:p>1860</text:p>
          </table:table-cell>
          <table:table-cell office:value-type="float" office:value="880" table:style-name="ce1">
            <text:p>88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270" table:style-name="ce1">
            <text:p>27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335.66" table:style-name="ce1">
            <text:p>335.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1850" table:style-name="ce1">
            <text:p>1850</text:p>
          </table:table-cell>
          <table:table-cell office:value-type="float" office:value="950" table:style-name="ce1">
            <text:p>950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680" table:style-name="ce1">
            <text:p>68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763.3" table:style-name="ce1">
            <text:p>763.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9.600000000000001" table:style-name="ce1">
            <text:p>19.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2300" table:style-name="ce1">
            <text:p>2300</text:p>
          </table:table-cell>
          <table:table-cell office:value-type="float" office:value="1000" table:style-name="ce1">
            <text:p>100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2400" table:style-name="ce1">
            <text:p>2400</text:p>
          </table:table-cell>
          <table:table-cell office:value-type="float" office:value="17.399999999999999" table:style-name="ce1">
            <text:p>17.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9.1999999999999993" table:style-name="ce1">
            <text:p>9.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710" table:style-name="ce1">
            <text:p>71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118.95" table:style-name="ce1">
            <text:p>118.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750" table:style-name="ce1">
            <text:p>750</text:p>
          </table:table-cell>
          <table:table-cell office:value-type="float" office:value="1010" table:style-name="ce1">
            <text:p>1010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138" table:style-name="ce1">
            <text:p>138</text:p>
          </table:table-cell>
          <table:table-cell office:value-type="float" office:value="1200" table:style-name="ce1">
            <text:p>1200</text:p>
          </table:table-cell>
          <table:table-cell office:value-type="float" office:value="3100" table:style-name="ce1">
            <text:p>3100</text:p>
          </table:table-cell>
          <table:table-cell office:value-type="float" office:value="96.73" table:style-name="ce1">
            <text:p>96.73</text:p>
          </table:table-cell>
          <table:table-cell table:number-columns-repeated="16375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/>
    <dc:creator>Paula</dc:creator>
    <meta:creation-date>2023-06-09T12:03:27Z</meta:creation-date>
    <dc:date>2023-06-13T14:05:13Z</dc:date>
  </office:meta>
</office:document-meta>
</file>